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95b" officeooo:paragraph-rsid="000999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 2 19</text:p>
      <text:p text:style-name="P1">6 2 13 9</text:p>
      <text:p text:style-name="P1"/>
      <text:p text:style-name="P1"/>
      <text:p text:style-name="P1">0 4 3 5 9</text:p>
      <text:p text:style-name="P1">4 0 2 5 3</text:p>
      <text:p text:style-name="P1">1 1 0 3 2</text:p>
      <text:p text:style-name="P1">5 7 2 0 1</text:p>
      <text:p text:style-name="P1">4 3 7 9 0</text:p>
      <text:p text:style-name="P1"/>
      <text:p text:style-name="P1"/>
      <text:p text:style-name="P1"/>
      <text:p text:style-name="P1">minResult = 19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6:33:00.469450002</meta:creation-date>
    <dc:date>2018-09-20T16:55:54.131129188</dc:date>
    <meta:editing-duration>PT2M33S</meta:editing-duration>
    <meta:editing-cycles>1</meta:editing-cycles>
    <meta:document-statistic meta:table-count="0" meta:image-count="0" meta:object-count="0" meta:page-count="1" meta:paragraph-count="8" meta:word-count="35" meta:character-count="74" meta:non-whitespace-character-count="46"/>
    <meta:generator>LibreOffice/6.0.3.2$Linux_X86_64 LibreOffice_project/00m0$Build-2</meta:generator>
  </office:meta>
</office:document-meta>
</file>